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3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18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20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21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22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23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25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27" style:family="text">
      <style:text-properties fo:font-size="12.00pt" fo:font-weight="bold" fo:font-family="'Open Sans'" style:font-family-asian="'Open Sans'" style:font-family-complex="'Open Sans'" fo:background-color="transparent" fo:color="#333333"/>
    </style:style>
    <style:style style:name="T28" style:family="text">
      <style:text-properties fo:font-size="12.00pt" fo:font-weight="bold" fo:font-family="'Open Sans'" style:font-family-asian="'Open Sans'" style:font-family-complex="'Open Sans'" fo:background-color="transparent" fo:color="#333333"/>
    </style:style>
    <style:style style:name="T29" style:family="text">
      <style:text-properties fo:font-size="11.00pt" fo:font-weight="bold" fo:font-family="'Open Sans'" style:font-family-asian="'Open Sans'" style:font-family-complex="'Open Sans'" fo:background-color="transparent" fo:color="#333333"/>
    </style:style>
    <style:style style:name="T30" style:family="text">
      <style:text-properties fo:font-size="13.00pt" fo:font-weight="bold" fo:font-family="'Open Sans'" style:font-family-asian="'Open Sans'" style:font-family-complex="'Open Sans'" fo:background-color="transparent" fo:color="#333333"/>
    </style:style>
    <style:style style:name="T31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34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35" style:family="text">
      <style:text-properties fo:font-size="12.00pt" fo:font-weight="normal" fo:font-family="'Open Sans'" style:font-family-asian="'Open Sans'" style:font-family-complex="'Open Sans'" fo:background-color="#f5f5f5" fo:color="#333333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333333"/>
    </style:style>
    <style:style style:name="T37" style:family="text">
      <style:text-properties fo:font-size="12.00pt" fo:font-weight="normal" fo:font-family="'Open Sans'" style:font-family-asian="'Open Sans'" style:font-family-complex="'Open Sans'" fo:background-color="#f5f5f5" fo:color="#333333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9.75pt" fo:font-weight="normal" fo:font-family="'Courier New'" style:font-family-asian="'Courier New'" style:font-family-complex="'Courier New'" fo:background-color="#f5f5f5" fo:color="#333333"/>
    </style:style>
    <style:style style:name="T40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41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42" style:family="text">
      <style:text-properties fo:font-size="10.50pt" fo:font-weight="normal" fo:font-family="'Courier New'" style:font-family-asian="'Courier New'" style:font-family-complex="'Courier New'" fo:background-color="#f9f2f4" fo:color="#c7254e"/>
    </style:style>
    <style:style style:name="T43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44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45" style:family="text">
      <style:text-properties fo:font-size="13.00pt" fo:font-weight="bold" fo:font-family="'Open Sans'" style:font-family-asian="'Open Sans'" style:font-family-complex="'Open Sans'" fo:background-color="#f5f5f5" style:use-window-font-color="true"/>
    </style:style>
    <style:style style:name="T46" style:family="text">
      <style:text-properties fo:font-size="11.00pt" fo:font-weight="normal" fo:font-family="'Open Sans'" style:font-family-asian="'Open Sans'" style:font-family-complex="'Open Sans'" fo:background-color="#f5f5f5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#f5f5f5" style:use-window-font-color="true"/>
    </style:style>
    <style:style style:name="T48" style:family="text">
      <style:text-properties fo:font-size="13.00pt" fo:font-weight="normal" fo:font-family="'Times New Roman'" style:font-family-asian="'Times New Roman'" style:font-family-complex="'Times New Roman'" fo:background-color="#f5f5f5" style:use-window-font-color="true"/>
    </style:style>
    <style:style style:name="T49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50" style:family="text">
      <style:text-properties fo:font-size="11.00pt" fo:font-weight="normal" fo:font-family="'Times New Roman'" style:font-family-asian="'Times New Roman'" style:font-family-complex="'Times New Roman'" fo:background-color="#f5f5f5" style:use-window-font-color="true"/>
    </style:style>
    <style:style style:name="T51" style:family="text">
      <style:text-properties fo:font-size="9.75pt" fo:font-weight="normal" fo:font-family="'Courier New'" style:font-family-asian="'Courier New'" style:font-family-complex="'Courier New'" fo:background-color="#f5f5f5" fo:color="#333333"/>
    </style:style>
    <style:style style:name="T52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53" style:family="text">
      <style:text-properties fo:font-size="9.75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#f5f5f5" fo:color="#0000ff"/>
    </style:style>
    <style:style style:name="T54" style:family="text">
      <style:text-properties fo:font-size="9.75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#f5f5f5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'Open Sans'" style:font-family-asian="'Open Sans'" style:font-family-complex="'Open Sans'" fo:background-color="#f5f5f5" style:use-window-font-color="true"/>
    </style:style>
    <style:style style:name="T57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#f5f5f5" style:use-window-font-color="true"/>
    </style:style>
    <style:style style:name="T59" style:family="text">
      <style:text-properties fo:font-size="11.00pt" fo:font-weight="normal" fo:font-family="'Times New Roman'" style:font-family-asian="'Times New Roman'" style:font-family-complex="'Times New Roman'" fo:background-color="#f5f5f5" fo:color="#333333"/>
    </style:style>
    <style:style style:name="T6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61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62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64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65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66" style:family="text">
      <style:text-properties fo:font-size="10.50pt" fo:font-weight="normal" fo:font-family="'Courier New'" style:font-family-asian="'Courier New'" style:font-family-complex="'Courier New'" fo:background-color="#f9f2f4" fo:color="#c7254e"/>
    </style:style>
    <style:style style:name="T67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68" style:family="text">
      <style:text-properties fo:font-size="9.75pt" fo:font-weight="normal" fo:font-family="'Courier New'" style:font-family-asian="'Courier New'" style:font-family-complex="'Courier New'" fo:background-color="#f5f5f5" fo:color="#333333"/>
    </style:style>
    <style:style style:name="T69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70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71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72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73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74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76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77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78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80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82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84" style:family="text">
      <style:text-properties fo:font-size="11.00pt" fo:font-weight="normal" fo:font-family="'Open Sans'" style:font-family-asian="'Open Sans'" style:font-family-complex="'Open Sans'" fo:background-color="#f9f2f4" fo:color="#333333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88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90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9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92" style:family="text">
      <style:text-properties fo:font-size="9.75pt" fo:font-weight="normal" fo:font-family="'Courier New'" style:font-family-asian="'Courier New'" style:font-family-complex="'Courier New'" fo:background-color="transparent" fo:color="#333333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#f5f5f5" fo:color="#333333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97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99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100" style:family="text">
      <style:text-properties fo:font-size="11.00pt" fo:font-weight="normal" fo:font-family="'Courier New'" style:font-family-asian="'Courier New'" style:font-family-complex="'Courier New'" fo:background-color="#f5f5f5" fo:color="#333333"/>
    </style:style>
    <style:style style:name="T10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102" style:family="text">
      <style:text-properties fo:font-size="11.00pt" fo:font-weight="normal" fo:font-family="'Courier New'" style:font-family-asian="'Courier New'" style:font-family-complex="'Courier New'" fo:background-color="#f5f5f5" fo:color="#333333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104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105" style:family="text">
      <style:text-properties fo:font-size="10.50pt" fo:font-weight="normal" fo:font-family="'Courier New'" style:font-family-asian="'Courier New'" style:font-family-complex="'Courier New'" fo:background-color="#f9f2f4" fo:color="#c7254e"/>
    </style:style>
    <style:style style:name="T106" style:family="text">
      <style:text-properties fo:font-size="12.00pt" fo:font-weight="normal" fo:font-family="'Open Sans'" style:font-family-asian="'Open Sans'" style:font-family-complex="'Open Sans'" fo:background-color="transparent" fo:color="#333333"/>
    </style:style>
    <style:style style:name="T10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108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109" style:family="text">
      <style:text-properties fo:font-size="11.00pt" fo:font-weight="normal" style:text-underline-mode="continuous" style:text-underline-type="single" style:text-underline-style="solid" style:text-underline-width="normal" fo:font-family="'Open Sans'" style:font-family-asian="'Open Sans'" style:font-family-complex="'Open Sans'" fo:background-color="#ffffff" fo:color="#79affe"/>
    </style:style>
    <style:style style:name="T110" style:family="text">
      <style:text-properties fo:font-size="11.00pt" fo:font-weight="normal" style:text-underline-mode="continuous" style:text-underline-type="single" style:text-underline-style="solid" style:text-underline-width="normal" fo:font-family="'Open Sans'" style:font-family-asian="'Open Sans'" style:font-family-complex="'Open Sans'" fo:background-color="#ffffff" fo:color="#79affe"/>
    </style:style>
    <style:style style:name="T111" style:family="text">
      <style:text-properties fo:font-size="11.00pt" fo:font-weight="normal" fo:font-family="'Open Sans'" style:font-family-asian="'Open Sans'" style:font-family-complex="'Open Sans'" fo:background-color="#ffffff" fo:color="#333333"/>
    </style:style>
    <style:style style:name="T112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#f9f2f4" fo:color="#c7254e"/>
    </style:style>
    <style:style style:name="T114" style:family="text">
      <style:text-properties fo:font-size="11.00pt" fo:font-weight="normal" fo:font-family="'Courier New'" style:font-family-asian="'Courier New'" style:font-family-complex="'Courier New'" fo:background-color="#f9f2f4" fo:color="#333333"/>
    </style:style>
    <style:style style:name="T115" style:family="text">
      <style:text-properties fo:font-size="11.00pt" fo:font-weight="normal" fo:font-family="'Open Sans'" style:font-family-asian="'Open Sans'" style:font-family-complex="'Open Sans'" fo:background-color="#f5f5f5" fo:color="#333333"/>
    </style:style>
    <style:style style:name="T116" style:family="text">
      <style:text-properties fo:font-size="11.00pt" fo:font-weight="normal" fo:font-family="'Times New Roman'" style:font-family-asian="'Times New Roman'" style:font-family-complex="'Times New Roman'" fo:background-color="#f5f5f5" style:use-window-font-color="true"/>
    </style:style>
    <style:style style:name="T117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118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119" style:family="text">
      <style:text-properties fo:font-size="11.00pt" fo:font-weight="normal" fo:font-family="'Open Sans'" style:font-family-asian="'Open Sans'" style:font-family-complex="'Open Sans'" fo:background-color="transparent" fo:color="#333333"/>
    </style:style>
    <style:style style:name="T120" style:family="text">
      <style:text-properties fo:font-size="15.00pt" fo:font-weight="bold" fo:font-family="Calibri" style:font-family-asian="Calibri" style:font-family-complex="Calibri" fo:background-color="transparent" fo:color="#333333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23" style:family="text">
      <style:text-properties fo:font-size="12.00pt" fo:font-weight="bold" fo:font-family="Calibri" style:font-family-asian="Calibri" style:font-family-complex="Calibri" fo:background-color="transparent" fo:color="#333333"/>
    </style:style>
    <style:style style:name="T124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25" style:family="text">
      <style:text-properties fo:font-size="13.00pt" fo:font-weight="bold" fo:font-family="Calibri" style:font-family-asian="Calibri" style:font-family-complex="Calibri" fo:background-color="transparent" fo:color="#333333"/>
    </style:style>
    <style:style style:name="T126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Calibri" style:font-family-asian="Calibri" style:font-family-complex="Calibri" fo:background-color="transparent" fo:color="#333333"/>
    </style:style>
    <style:style style:name="T129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0" style:family="text">
      <style:text-properties fo:font-size="12.00pt" fo:font-weight="bold" fo:font-family="Calibri" style:font-family-asian="Calibri" style:font-family-complex="Calibri" fo:background-color="transparent" fo:color="#333333"/>
    </style:style>
    <style:style style:name="T131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2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3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4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5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6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37" style:family="text">
      <style:text-properties fo:font-size="11.25pt" fo:font-weight="normal" fo:font-family="'Courier New'" style:font-family-asian="'Courier New'" style:font-family-complex="'Courier New'" fo:background-color="transparent" fo:color="#333333"/>
    </style:style>
    <style:style style:name="T138" style:family="text">
      <style:text-properties fo:font-size="14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#f5f5f5" fo:color="#333333"/>
    </style:style>
    <style:style style:name="T139" style:family="text">
      <style:text-properties fo:font-size="14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#f5f5f5" fo:color="#333333"/>
    </style:style>
    <style:style style:name="T140" style:family="text">
      <style:text-properties fo:font-size="11.25pt" fo:font-weight="normal" fo:font-family="'Courier New'" style:font-family-asian="'Courier New'" style:font-family-complex="'Courier New'" fo:background-color="transparent" fo:color="#333333"/>
    </style:style>
    <style:style style:name="T141" style:family="text">
      <style:text-properties fo:font-size="11.25pt" fo:font-weight="normal" fo:font-family="'Courier New'" style:font-family-asian="'Courier New'" style:font-family-complex="'Courier New'" fo:background-color="transparent" fo:color="#333333"/>
    </style:style>
    <style:style style:name="T142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25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25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26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25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25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25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3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4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5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6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7" style:family="text">
      <style:text-properties fo:font-size="14.00pt" fo:font-weight="bold" fo:font-family="Calibri" style:font-family-asian="Calibri" style:font-family-complex="Calibri" fo:background-color="transparent" fo:color="#333333"/>
    </style:style>
    <style:style style:name="T16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40.00%" fo:text-align="left" fo:margin-bottom="7.5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40.00%" fo:text-align="left"/>
    </style:style>
    <style:style style:name="P5" style:family="paragraph">
      <style:paragraph-properties fo:line-height="140.00%" fo:text-align="left" fo:margin-bottom="7.5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40.00%" fo:text-align="left" fo:margin-bottom="7.50pt"/>
    </style:style>
    <style:style style:name="P8" style:family="paragraph">
      <style:paragraph-properties fo:line-height="140.00%" fo:text-align="left"/>
    </style:style>
    <style:style style:name="P9" style:family="paragraph">
      <style:paragraph-properties fo:line-height="140.00%" fo:text-align="left" fo:margin-bottom="7.50pt"/>
    </style:style>
    <style:style style:name="P10" style:family="paragraph">
      <style:paragraph-properties fo:line-height="140.00%" fo:text-align="left"/>
    </style:style>
    <style:style style:name="P11" style:family="paragraph">
      <style:paragraph-properties fo:line-height="140.00%" fo:text-align="left" fo:margin-bottom="7.5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40.00%" fo:text-align="left" fo:margin-bottom="7.5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40.00%" fo:text-align="left" fo:margin-bottom="7.5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40.00%" fo:text-align="left" fo:margin-bottom="7.5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40.00%" fo:text-align="left"/>
    </style:style>
    <style:style style:name="P20" style:family="paragraph">
      <style:paragraph-properties fo:line-height="140.00%" fo:text-align="left" fo:margin-bottom="7.50pt"/>
    </style:style>
    <style:style style:name="P21" style:family="paragraph">
      <style:paragraph-properties fo:line-height="140.00%" fo:text-align="left"/>
    </style:style>
    <style:style style:name="P22" style:family="paragraph">
      <style:paragraph-properties fo:line-height="140.00%" fo:text-align="left" fo:margin-bottom="7.50pt"/>
    </style:style>
    <style:style style:name="P23" style:family="paragraph">
      <style:paragraph-properties fo:line-height="14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4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40.00%" fo:text-align="left"/>
    </style:style>
    <style:style style:name="P28" style:family="paragraph">
      <style:paragraph-properties fo:line-height="100.00%" fo:text-align="left" fo:margin-bottom="8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 fo:margin-top="11.25pt"/>
    </style:style>
    <style:style style:name="P30" style:family="paragraph">
      <style:paragraph-properties fo:line-height="100.00%" fo:text-align="left" fo:margin-left="-18.00pt" fo:text-indent="18.00pt" fo:margin-top="11.25pt" fo:margin-bottom="11.25pt"/>
    </style:style>
    <style:style style:name="P31" style:family="paragraph">
      <style:paragraph-properties fo:line-height="100.00%" fo:text-align="left" fo:margin-left="-18.00pt" fo:text-indent="18.00pt"/>
    </style:style>
    <style:style style:name="P32" style:family="paragraph">
      <style:paragraph-properties fo:line-height="100.00%" fo:text-align="left" fo:margin-left="-18.00pt" fo:text-indent="18.00pt" fo:margin-top="11.25pt"/>
    </style:style>
    <style:style style:name="P33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1.<text:s text:c="5"/></text:span><text:span text:style-name="T2">В Yandex Cloud создаем ВМ, задаем Имя,Описание,Зону доступности.</text:span></text:p>
      <text:p text:style-name="P1"><text:span text:style-name="T2">Вибираем стабильную операционную систему, требования позволяющие развернуть нужную ВМ.Сетевые настройки также отвечающие за рабочею ВМ.Выбираем свой акаун.Создаем логин. Генерируем пару ключей SSH-ключей для подключения к ВМ .Для Windows ,открываем командную строку и с помощью команды ssh-keygen -t ,создаем папку с ключами. Копируем файл с публичным ключом из этой папки в поле SSH-ключ! Нажимаем создать ВМ.После создания ВМ,открываем командную строку В Windows и водим </text:span></text:p>
      <text:p text:style-name="P1"><text:span text:style-name="T3"><text:s text:c="4"/>ssh &lt;</text:span><text:span text:style-name="T4">имя_пользователя&gt;@&lt;публичный_IP-адрес_ВМ&gt; </text:span></text:p>
      <text:p text:style-name="P1"><text:span text:style-name="T5">C:\Users\VS&gt;ssh<text:s/></text:span><text:a xlink:href="mailto:zolin@158.160.29.52"><text:span text:style-name="T7">zolin@</text:span></text:a><text:span text:style-name="T8">X.X.X.X<text:s/></text:span><text:span text:style-name="T9">Подключение установленно.</text:span></text:p>
      <text:p text:style-name="P1"><text:span text:style-name="T10"/></text:p>
      <text:p text:style-name="P1"><text:span text:style-name="T10"/></text:p>
      <text:p text:style-name="P1"><text:span text:style-name="T11">2.<text:s text:c="5"/></text:span><text:span text:style-name="T12">Развёртываем удостоверяющий центр для выдачи сертификатов<text:s text:c="2"/>с использованием Easy-RSA<text:s/></text:span><text:span text:style-name="T13">.</text:span></text:p>
      <text:p text:style-name="P1"><text:span text:style-name="T14"/></text:p>
      <text:p text:style-name="P1"><text:span text:style-name="T15">Сначала обновим информацию о пакетах и установим программу</text:span></text:p>
      <text:p text:style-name="P1"><text:span text:style-name="T16"><text:s/>sudo apt update</text:span></text:p>
      <text:p text:style-name="P2"><text:span text:style-name="T17">Запускаем скрипт:Установка.easy-rsa.CA.sh</text:span></text:p>
      <text:p text:style-name="P2"><text:span text:style-name="T18">Далее необходимо<text:s text:c="2"/>ввести парольную фразу, которую впоследствии нужно вводить для получения доступа к вашему ЦС при совершении операций с сертификатами</text:span><text:span text:style-name="T19">.</text:span></text:p>
      <text:p text:style-name="P2"><text:span text:style-name="T20">Создастся файл ca.crt<text:s/></text:span><text:span text:style-name="T21">–</text:span><text:span text:style-name="T22"><text:s/></text:span><text:span text:style-name="T23">это открытый ключ ЦС. Он будет использоваться клиентами и серверами для проверки при авторизации</text:span><text:span text:style-name="T24"><text:s/>.</text:span></text:p>
      <text:p text:style-name="P2"><text:span text:style-name="T25">Теперь наш центр сертификации подготовлен к работе</text:span><text:span text:style-name="T26">!</text:span></text:p>
      <text:p text:style-name="P2"><text:span text:style-name="T27">3.<text:s text:c="7"/></text:span><text:span text:style-name="T28">Настройка<text:s/></text:span><text:span text:style-name="T29">и развертывание<text:s/></text:span><text:span text:style-name="T30">OpenVPN Server</text:span><text:span text:style-name="T31"><text:s text:c="2"/></text:span></text:p>
      <text:p text:style-name="P3"><text:span text:style-name="T31">Запускаем скрипт: Установка-openvpn-part1.sh</text:span></text:p>
      <text:p text:style-name="P3"><text:span text:style-name="T32"/></text:p>
      <text:p text:style-name="P3"><text:span text:style-name="T33">Теперь<text:s text:c="2"/>создаем сертификаты клиентов нашего VPN и ключи для подключения к OpenVPN.</text:span><text:span text:style-name="T34"><text:s/></text:span></text:p>
      <text:p text:style-name="P3"><text:span text:style-name="T34">Файл<text:s text:c="2"/>ca.crt содержащий собственный доверенный сертификата и файл server.crt, в котором находиться открытый ключ шифрования , переносим на сервер VPN в папку<text:s text:c="8"/>/etc/openvpn/server/</text:span></text:p>
      <text:p text:style-name="P4"><text:span text:style-name="T35">Запускаем скрипт: Установка-openvpn-part2.sh</text:span></text:p>
      <text:p text:style-name="P4"><text:span text:style-name="T35">Далее настраиваем конфигурации Сервера VPN .</text:span></text:p>
      <text:p text:style-name="P4"><text:span text:style-name="T35">Копируем файл конфигурации<text:s/></text:span><text:span text:style-name="T36">server.conf<text:s/></text:span><text:span text:style-name="T37">из папки Конфиг файлы<text:s text:c="2"/>в /etc/openvpn/server </text:span></text:p>
      <text:p text:style-name="P4"><text:span text:style-name="T38"/></text:p>
      <text:p text:style-name="P5"><text:span text:style-name="T39">$<text:s/></text:span><text:span text:style-name="T40">sudo nano /etc/sysctl.conf</text:span></text:p>
      <text:p text:style-name="P6"><text:span text:style-name="T41">После чего добавим строку:</text:span></text:p>
      <text:p text:style-name="P6"><text:span text:style-name="T42">net.ipv4.ip_forward = 1</text:span></text:p>
      <text:p text:style-name="P6"><text:span text:style-name="T43">Перед закрытием файла сохраняем внесённые изменения.</text:span></text:p>
      <text:p text:style-name="P6"><text:span text:style-name="T43">Для применения новой настройки набираем:</text:span></text:p>
      <text:p text:style-name="P7"><text:span text:style-name="T44">$ sudo sysctl -p</text:span></text:p>
      <text:p text:style-name="P8"><text:span text:style-name="T45">Изменение конфигурации сетевого экрана</text:span></text:p>
      <text:p text:style-name="P8"><text:span text:style-name="T46">Командой<text:s text:c="2"/>$ ip a узнаем имя интерфеса </text:span></text:p>
      <text:p text:style-name="P8"><text:span text:style-name="T47">Запускаем скрипт c параметрами ./<text:s/></text:span><text:span text:style-name="T48">iptables.sh oth0 udp 1194</text:span></text:p>
      <text:p text:style-name="P8"><text:span text:style-name="T49">При помощи systemctl производим запуск службы OpenVPN c включением его в автозагрузку:</text:span><text:span text:style-name="T50"><text:s/></text:span></text:p>
      <text:p text:style-name="P8"><text:span text:style-name="T51">$<text:s/></text:span><text:span text:style-name="T52">sudo systemctl -f enable openvpn-server@server.service</text:span></text:p>
      <text:p text:style-name="P9"><text:span text:style-name="T52">$ sudo systemctl start<text:s/></text:span><text:a xlink:href="mailto:openvpn-server@server.service"><text:span text:style-name="T54">openvpn-server@server.service</text:span></text:a><text:span text:style-name="T55"/></text:p>
      <text:p text:style-name="P10"><text:span text:style-name="T56">Конфигурация клиентов</text:span></text:p>
      <text:p text:style-name="P10"><text:span text:style-name="T57">Создаем директорию</text:span><text:span text:style-name="T58"><text:s/>:</text:span><text:span text:style-name="T59">$<text:s/></text:span><text:span text:style-name="T60">mkdir -p ~/clients/files </text:span></text:p>
      <text:p text:style-name="P10"><text:span text:style-name="T61">Скопируем шаблон клиентской конфигурации в папку<text:s/></text:span><text:span text:style-name="T62">clients</text:span><text:span text:style-name="T63">:</text:span></text:p>
      <text:p text:style-name="P10"><text:span text:style-name="T64">$ cp /usr/share/doc/openvpn/examples/sample-config-files/client.conf ~/clients/base.conf</text:span></text:p>
      <text:p text:style-name="P10"><text:span text:style-name="T65">Открываем<text:s/></text:span><text:span text:style-name="T66">base.conf</text:span><text:span text:style-name="T67">:</text:span></text:p>
      <text:p text:style-name="P11"><text:span text:style-name="T68">$ sudo<text:s/></text:span><text:span text:style-name="T69">nano ~/clients/base.conf</text:span></text:p>
      <text:p text:style-name="P12"><text:span text:style-name="T70">Указываем протокол:</text:span></text:p>
      <text:p text:style-name="P13"><text:span text:style-name="T71">proto udp</text:span></text:p>
      <text:p text:style-name="P14"><text:span text:style-name="T72">Закомментируем следующие строки:</text:span></text:p>
      <text:p text:style-name="P15"><text:span text:style-name="T73">;ca ca.crt</text:span></text:p>
      <text:p text:style-name="P15"><text:span text:style-name="T73">;cert client.crt</text:span></text:p>
      <text:p text:style-name="P15"><text:span text:style-name="T73">;key client.key</text:span></text:p>
      <text:p text:style-name="P16"><text:span text:style-name="T74">А строку относящуюся к<text:s/></text:span><text:span text:style-name="T75">tls-auth</text:span><text:span text:style-name="T76">, наоборот, нужно раскомментировать:</text:span></text:p>
      <text:p text:style-name="P17"><text:span text:style-name="T77">tls-auth ta.key 1</text:span></text:p>
      <text:p text:style-name="P18"><text:span text:style-name="T78">Следующие строки должны совпадать с соответствующими строками, прописанными в файле<text:s text:c="2"/></text:span><text:span text:style-name="T79">/etc/openvpn/server.conf</text:span><text:span text:style-name="T80">:</text:span></text:p>
      <text:p text:style-name="P18"><text:span text:style-name="T81">cipher AES-256-GCM<text:line-break/>auth SHA256</text:span></text:p>
      <text:p text:style-name="P18"><text:span text:style-name="T82">Добавим строку:</text:span></text:p>
      <text:p text:style-name="P18"><text:span text:style-name="T83">key-direction 1</text:span></text:p>
      <text:p text:style-name="P18"><text:span text:style-name="T84">Сохраните изменения в файле, закрываем его</text:span></text:p>
      <text:p text:style-name="P18"><text:span text:style-name="T85"/></text:p>
      <text:p text:style-name="P18"><text:span text:style-name="T86">Теперь необходимо<text:s text:c="2"/>запустить скрипт:<text:s/></text:span><text:span text:style-name="T87">make_config.sh</text:span><text:span text:style-name="T88">. </text:span></text:p>
      <text:p text:style-name="P18"><text:span text:style-name="T88">Он создаст конфигурацию клиентской базы, которая будет сохранена в директории<text:s text:c="2"/></text:span><text:span text:style-name="T89">~/clients/files</text:span><text:span text:style-name="T90">:</text:span><text:span text:style-name="T91"><text:s/></text:span></text:p>
      <text:p text:style-name="P18"><text:span text:style-name="T92">$ sudo nano ~/clients/make_config.sh</text:span></text:p>
      <text:p text:style-name="P18"><text:span text:style-name="T93"/></text:p>
      <text:p text:style-name="P19"><text:span text:style-name="T94">Сохроняем скрипт и назначаем ему соответствующие права:</text:span></text:p>
      <text:p text:style-name="P20"><text:span text:style-name="T95">$<text:s/></text:span><text:span text:style-name="T96">chmod 700 ~/clients/make_config.sh</text:span></text:p>
      <text:p text:style-name="P21"><text:span text:style-name="T97">Теперь можно создать клиентский файл конфигурации. Запускаем на исполнение скрипт<text:s text:c="2"/></text:span><text:span text:style-name="T98">~/clients/make_config.sh</text:span><text:span text:style-name="T99">:</text:span></text:p>
      <text:p text:style-name="P22"><text:span text:style-name="T100">$<text:s/></text:span><text:span text:style-name="T101">cd ~/clients</text:span></text:p>
      <text:p text:style-name="P22"><text:span text:style-name="T102">$<text:s/></text:span><text:span text:style-name="T103">./make_config.sh client-1</text:span></text:p>
      <text:p text:style-name="P22"><text:span text:style-name="T104">В результате скрипт создаст файл<text:s/></text:span><text:span text:style-name="T105">~/clients/files/client-1.ovpn</text:span><text:span text:style-name="T106">.</text:span><text:span text:style-name="T107"><text:s/></text:span></text:p>
      <text:p text:style-name="P23"><text:span text:style-name="T108">С сайта<text:s/></text:span><text:a xlink:href="https://openvpn.net/community-downloads/"><text:span text:style-name="T110">OpenVPN</text:span></text:a><text:span text:style-name="T111"><text:s/></text:span><text:span text:style-name="T112">скачиваем дистрибутив Windows-приложения, устанавливаем его и Скопируем файл сертификата</text:span><text:span text:style-name="T113">.ovpn</text:span><text:span text:style-name="T114"><text:s/></text:span><text:span text:style-name="T115">в одну из папок, указанных приложением при первом запуске</text:span><text:span text:style-name="T116"><text:s/>.</text:span></text:p>
      <text:p text:style-name="P23"><text:span text:style-name="T117"><text:s/></text:span><text:span text:style-name="T118">Затем проверяем работоспособнось VPN client и совпадают ли<text:s text:c="2"/>публичные IP<text:s text:c="2"/>адреса.</text:span></text:p>
      <text:p text:style-name="P23"><text:span text:style-name="T119">4.<text:s text:c="4"/></text:span><text:span text:style-name="T120">Настройка мониторингa</text:span></text:p>
      <text:p text:style-name="P24"><text:span text:style-name="T121"/></text:p>
      <text:p text:style-name="P25"><text:span text:style-name="T122">Установливаем<text:s text:c="2"/>Prometheus, Prometheus-alertmanager, а node-exporter устанавливаем на оба сервера для их мониторинга.<text:s/></text:span><text:span text:style-name="T123">Скрипт: Установка-prometheus.sh<text:s/></text:span><text:span text:style-name="T124"><text:s/>и sudo apt install prometheus-node-exporter (для других серверов).</text:span></text:p>
      <text:p text:style-name="P26"><text:span text:style-name="T125">Для мониторинга OpenVPN настраиваем экспортер с помощью скрипта</text:span><text:span text:style-name="T126">.</text:span></text:p>
      <text:p text:style-name="P26"><text:span text:style-name="T127"/></text:p>
      <text:p text:style-name="P27"><text:span text:style-name="T128">Скрипт: Установка-openvpn-exporter.sh</text:span></text:p>
      <text:p text:style-name="P27"><text:span text:style-name="T129">Настраиваем таргеты для экспортеров открыв файл promethus.yml</text:span></text:p>
      <text:p text:style-name="P27"><text:span text:style-name="T129">Для настройки мониторинга обозначаем нужные метрики</text:span></text:p>
      <text:p text:style-name="P28"><text:span text:style-name="T129">С помощью скрипта настраиваем алерты.</text:span></text:p>
      <text:p text:style-name="P28"><text:span text:style-name="T130">Скрипт: script.rules.sh</text:span></text:p>
      <text:p text:style-name="P28"><text:span text:style-name="T131">В файл promethus.yml в директорию rule_files добавиляем имена алертов, созданных скриптом. </text:span></text:p>
      <text:p text:style-name="P28"><text:span text:style-name="T131">В файле alertmanager.yml настраиваем оповещения на свою эл. Почту.</text:span></text:p>
      <text:p text:style-name="P28"><text:span text:style-name="T132">5.<text:s/></text:span><text:span text:style-name="T133">Бекапирование</text:span></text:p>
      <text:p text:style-name="P28"><text:span text:style-name="T133">Восстановление разделено на две части. Полностью виртуальной машины и сервисов.</text:span></text:p>
      <text:p text:style-name="P28"><text:span text:style-name="T133">Полное восстановление<text:s/></text:span><text:span text:style-name="T134">—</text:span><text:span text:style-name="T135"><text:s/></text:span><text:span text:style-name="T136">Восстановление целой виртуальной машины из созданных снимков.</text:span></text:p>
      <text:p text:style-name="P28"><text:span text:style-name="T137">В<text:s/></text:span><text:a xlink:href="https://console.cloud.yandex.ru/"><text:span text:style-name="T139">консоли управления</text:span></text:a><text:span text:style-name="T140"><text:s/></text:span><text:span text:style-name="T141">выберите каталог, в котором находится диск.</text:span></text:p>
      <text:list text:style-name="L29">
        <text:list-item>
          <text:p text:style-name="P29"><text:span text:style-name="T142">Выберите сервис<text:s/></text:span><text:span text:style-name="T143">Compute Cloud</text:span><text:span text:style-name="T144">.</text:span></text:p>
        </text:list-item>
        <text:list-item>
          <text:p text:style-name="P29"><text:span text:style-name="T144">На панели слева выберите<text:s/></text:span><text:span text:style-name="T145">Диски</text:span><text:span text:style-name="T146">.</text:span></text:p>
        </text:list-item>
        <text:list-item>
          <text:p text:style-name="P29"><text:span text:style-name="T146">В строке с диском нажмите значоки</text:span><text:span text:style-name="T147">...</text:span><text:span text:style-name="T148"><text:s/>выберите<text:s/></text:span><text:span text:style-name="T149">Создать снимок</text:span><text:span text:style-name="T150">.</text:span></text:p>
        </text:list-item>
        <text:list-item>
          <text:p text:style-name="P30"><text:span text:style-name="T150">Введите имя снимка:</text:span></text:p>
        </text:list-item>
        <text:list-item>
          <text:p text:style-name="P31"><text:span text:style-name="T150">Длина<text:s/></text:span><text:span text:style-name="T151">—</text:span><text:span text:style-name="T152"><text:s/></text:span><text:span text:style-name="T153">от 3 до 63 символов.</text:span></text:p>
        </text:list-item>
        <text:list-item>
          <text:p text:style-name="P31"><text:span text:style-name="T153">Может содержать строчные буквы латинского алфавита, цифры и дефисы.</text:span></text:p>
        </text:list-item>
        <text:list-item>
          <text:p text:style-name="P31"><text:span text:style-name="T153">Первый символ<text:s/></text:span><text:span text:style-name="T154">—</text:span><text:span text:style-name="T155"><text:s/></text:span><text:span text:style-name="T156">буква. Последний символ<text:s/></text:span><text:span text:style-name="T157">—</text:span><text:span text:style-name="T158"><text:s/></text:span><text:span text:style-name="T159">не дефис.</text:span></text:p>
        </text:list-item>
        <text:list-item>
          <text:p text:style-name="P32"><text:span text:style-name="T159">Если требуется, укажите произвольное текстовое описание снимка.</text:span></text:p>
        </text:list-item>
        <text:list-item>
          <text:p text:style-name="P32"><text:span text:style-name="T159">Нажмите кнопку<text:s/></text:span><text:span text:style-name="T160">Создать</text:span><text:span text:style-name="T161">.</text:span></text:p>
        </text:list-item>
      </text:list>
      <text:p text:style-name="P33"><text:span text:style-name="T162"><text:line-break/></text:span><text:span text:style-name="T163">Восстановление сервисов<text:s/></text:span><text:span text:style-name="T164">–</text:span><text:span text:style-name="T165"><text:s/></text:span><text:span text:style-name="T166">Восстановление всех заранее заготовленных скриптов и конфигурационных файлов из внешнего git репозитория.</text:span></text:p>
      <text:p text:style-name="P33"><text:span text:style-name="T166">Скопируем файлы из репозитория git в корневую папку </text:span></text:p>
      <text:p text:style-name="P33"><text:span text:style-name="T167">cd ~</text:span></text:p>
      <text:p text:style-name="P33"><text:span text:style-name="T167">git init</text:span></text:p>
      <text:p text:style-name="P33"><text:span text:style-name="T167">git clone<text:s/></text:span><text:a xlink:href="https://github.com/zolin111/project-final.git"><text:span text:style-name="T168">https://github.com/zolin111/project-final.git</text:span></text:a><text:span text:style-name="T169"/></text:p>
      <text:p text:style-name="P33"><text:span text:style-name="T170"/></text:p>
      <text:p text:style-name="P33"><text:span text:style-name="T170"/></text:p>
      <text:p text:style-name="P33"><text:span text:style-name="T1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